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o1" style:family="table">
      <style:table-properties style:width="16.383cm" fo:margin-left="-0.191cm" fo:margin-top="0cm" fo:margin-bottom="0cm" table:align="left" style:writing-mode="lr-tb"/>
    </style:style>
    <style:style style:name="Tablo1.A" style:family="table-column">
      <style:table-column-properties style:column-width="1.894cm"/>
    </style:style>
    <style:style style:name="Tablo1.B" style:family="table-column">
      <style:table-column-properties style:column-width="2.2cm"/>
    </style:style>
    <style:style style:name="Tablo1.C" style:family="table-column">
      <style:table-column-properties style:column-width="0.783cm"/>
    </style:style>
    <style:style style:name="Tablo1.D" style:family="table-column">
      <style:table-column-properties style:column-width="3.955cm"/>
    </style:style>
    <style:style style:name="Tablo1.1" style:family="table-row">
      <style:table-row-properties style:keep-together="true" fo:keep-together="auto"/>
    </style:style>
    <style:style style:name="Tablo1.A1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o1.E4" style:family="table-cell" style:data-style-name="N37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 fo:text-align="center" style:justify-single-word="false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color="#000000" style:font-name="Calibri" fo:font-weight="bold" style:font-weight-asian="bold" style:font-name-complex="Calibri1" style:font-weight-complex="bold"/>
    </style:style>
    <style:style style:name="T2" style:family="text">
      <style:text-properties fo:color="#000000" style:font-name="Calibri" fo:font-style="italic" style:font-style-asian="italic" style:font-name-complex="Calibri1" style:font-style-complex="italic"/>
    </style:style>
    <style:style style:name="T3" style:family="text">
      <style:text-properties fo:color="#000000" style:font-name="Calibri" fo:font-size="12pt" fo:font-weight="bold" style:font-size-asian="12pt" style:font-weight-asian="bold" style:font-name-complex="Calibri1" style:font-size-complex="12pt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o1" table:style-name="Tablo1">
        <table:table-column table:style-name="Tablo1.A"/>
        <table:table-column table:style-name="Tablo1.B"/>
        <table:table-column table:style-name="Tablo1.C"/>
        <table:table-column table:style-name="Tablo1.D"/>
        <table:table-row table:style-name="Tablo1.1">
          <table:table-cell table:style-name="Tablo1.A1" table:number-columns-spanned="2" office:value-type="string">
            <text:p text:style-name="P1"/>
            <text:p text:style-name="P1">ÖĞRENCİ BİLGİ FORMU</text:p>
            <text:p text:style-name="P1"/>
          </table:table-cell>
          <table:covered-table-cell/>
        </table:table-row>
        <table:table-row table:style-name="Tablo1.1">
          <table:table-cell table:style-name="Tablo1.A1" office:value-type="string">
            <text:p text:style-name="P1">Sıra no</text:p>
          </table:table-cell>
          <table:table-cell table:style-name="Tablo1.A1" table:number-columns-spanned="2" office:value-type="string">
            <text:p text:style-name="P1"/>
          </table:table-cell>
          <table:covered-table-cell/>
          <table:table-cell table:style-name="Tablo1.A1" office:value-type="string">
            <text:p text:style-name="P1">Örnek</text:p>
          </table:table-cell>
          <table:table-cell table:style-name="Tablo1.A1" table:number-columns-spanned="0" office:value-type="string">
            <text:p text:style-name="P1">Doldurulacak alan</text:p>
          </table:table-cell>
        </table:table-row>
        <table:table-row table:style-name="Tablo1.1">
          <table:table-cell table:style-name="Tablo1.A1" office:value-type="string">
            <text:p text:style-name="P1">1</text:p>
          </table:table-cell>
          <table:table-cell table:style-name="Tablo1.A1" table:number-columns-spanned="2" office:value-type="string">
            <text:p text:style-name="P1"><text:span text:style-name="T1">No ve İsim</text:span></text:p>
          </table:table-cell>
          <table:covered-table-cell/>
          <table:table-cell table:style-name="Tablo1.A1" office:value-type="string">
            <text:p text:style-name="P1">E2000-Abdullah</text:p>
          </table:table-cell>
          <table:table-cell table:style-name="Tablo1.A1" table:number-columns-spanned="0" office:value-type="string">
            <text:p text:style-name="P1">E2019-Umut</text:p>
          </table:table-cell>
        </table:table-row>
        <table:table-row table:style-name="Tablo1.1">
          <table:table-cell table:style-name="Tablo1.A1" office:value-type="string">
            <text:p text:style-name="P1">2</text:p>
          </table:table-cell>
          <table:table-cell table:style-name="Tablo1.A1" table:number-columns-spanned="2" office:value-type="string">
            <text:p text:style-name="P1"><text:span text:style-name="T1">Doğum Tarihi</text:span></text:p>
          </table:table-cell>
          <table:covered-table-cell/>
          <table:table-cell table:style-name="Tablo1.A1" office:value-type="string">
            <text:p text:style-name="P1">01.01.1991</text:p>
          </table:table-cell>
          <table:table-cell table:style-name="Tablo1.E4" table:number-columns-spanned="0" office:value-type="date" office:date-value="1980-06-02">
            <text:p text:style-name="P1">02/06/80</text:p>
          </table:table-cell>
        </table:table-row>
        <table:table-row table:style-name="Tablo1.1">
          <table:table-cell table:style-name="Tablo1.A1" office:value-type="string">
            <text:p text:style-name="P1">3</text:p>
          </table:table-cell>
          <table:table-cell table:style-name="Tablo1.A1" table:number-columns-spanned="2" office:value-type="string">
            <text:p text:style-name="P1"><text:span text:style-name="T1">Evli/bekar</text:span></text:p>
          </table:table-cell>
          <table:covered-table-cell/>
          <table:table-cell table:style-name="Tablo1.A1" office:value-type="string">
            <text:p text:style-name="P1"><text:span text:style-name="T2">Evli (2 çocuk)</text:span></text:p>
          </table:table-cell>
          <table:table-cell table:style-name="Tablo1.A1" table:number-columns-spanned="0" office:value-type="string">
            <text:p text:style-name="P1">Evli (2 Çocuk)</text:p>
          </table:table-cell>
        </table:table-row>
        <table:table-row table:style-name="Tablo1.1">
          <table:table-cell table:style-name="Tablo1.A1" office:value-type="string">
            <text:p text:style-name="P1">4</text:p>
          </table:table-cell>
          <table:table-cell table:style-name="Tablo1.A1" table:number-columns-spanned="2" office:value-type="string">
            <text:p text:style-name="P1"><text:span text:style-name="T1">IT bilgi seviyesi</text:span></text:p>
          </table:table-cell>
          <table:covered-table-cell/>
          <table:table-cell table:style-name="Tablo1.A1" office:value-type="string">
            <text:p text:style-name="P1"><text:span text:style-name="T2">beginner (phyton intermediate)</text:span></text:p>
          </table:table-cell>
          <table:table-cell table:style-name="Tablo1.A1" table:number-columns-spanned="0" office:value-type="string">
            <text:p text:style-name="P1">beginner</text:p>
          </table:table-cell>
        </table:table-row>
        <table:table-row table:style-name="Tablo1.1">
          <table:table-cell table:style-name="Tablo1.A1" office:value-type="string">
            <text:p text:style-name="P1">5</text:p>
          </table:table-cell>
          <table:table-cell table:style-name="Tablo1.A1" table:number-columns-spanned="2" office:value-type="string">
            <text:p text:style-name="P1"><text:span text:style-name="T1">İngilizce seviyesi</text:span></text:p>
          </table:table-cell>
          <table:covered-table-cell/>
          <table:table-cell table:style-name="Tablo1.A1" office:value-type="string">
            <text:p text:style-name="P1"><text:span text:style-name="T2">intermediate (ESL Notu:81)</text:span></text:p>
          </table:table-cell>
          <table:table-cell table:style-name="Tablo1.A1" table:number-columns-spanned="0" office:value-type="string">
            <text:p text:style-name="P1">İntermediate (ESL Notu:Listening:80 Writing:85)</text:p>
          </table:table-cell>
        </table:table-row>
        <table:table-row table:style-name="Tablo1.1">
          <table:table-cell table:style-name="Tablo1.A1" office:value-type="string">
            <text:p text:style-name="P1">6</text:p>
          </table:table-cell>
          <table:table-cell table:style-name="Tablo1.A1" table:number-columns-spanned="2" office:value-type="string">
            <text:p text:style-name="P1"><text:span text:style-name="T1">Çalışma/Kurs durumu</text:span></text:p>
          </table:table-cell>
          <table:covered-table-cell/>
          <table:table-cell table:style-name="Tablo1.A1" office:value-type="string">
            <text:p text:style-name="P1"><text:span text:style-name="T2">dil kursuna katılıyorum (13:00-16:00 arası)<text:line-break/>uzaktan çalışıyorum (09:00-12:00 arası)</text:span></text:p>
          </table:table-cell>
          <table:table-cell table:style-name="Tablo1.A1" table:number-columns-spanned="0" office:value-type="string">
            <text:p text:style-name="P1">Evdeyim, eşim çalışıyor.</text:p>
          </table:table-cell>
        </table:table-row>
        <table:table-row table:style-name="Tablo1.1">
          <table:table-cell table:style-name="Tablo1.A1" office:value-type="string">
            <text:p text:style-name="P1">7</text:p>
          </table:table-cell>
          <table:table-cell table:style-name="Tablo1.A1" table:number-columns-spanned="2" office:value-type="string">
            <text:p text:style-name="P1"><text:span text:style-name="T1">Canlı derslere katılma durumu</text:span></text:p>
          </table:table-cell>
          <table:covered-table-cell/>
          <table:table-cell table:style-name="Tablo1.A1" office:value-type="string">
            <text:p text:style-name="P1"><text:span text:style-name="T2">haftaiçi katılamıyorum sonradan izliyorum</text:span></text:p>
          </table:table-cell>
          <table:table-cell table:style-name="Tablo1.A1" table:number-columns-spanned="0" office:value-type="string">
            <text:p text:style-name="P1">Katılabiliyorum</text:p>
          </table:table-cell>
        </table:table-row>
        <table:table-row table:style-name="Tablo1.1">
          <table:table-cell table:style-name="Tablo1.A1" office:value-type="string">
            <text:p text:style-name="P1">8</text:p>
          </table:table-cell>
          <table:table-cell table:style-name="Tablo1.A1" table:number-columns-spanned="2" office:value-type="string">
            <text:p text:style-name="P1"><text:span text:style-name="T1">Bilgisayar özellikleri</text:span></text:p>
          </table:table-cell>
          <table:covered-table-cell/>
          <table:table-cell table:style-name="Tablo1.A1" office:value-type="string">
            <text:p text:style-name="P1"><text:span text:style-name="T2">i5- 16gb ram</text:span></text:p>
          </table:table-cell>
          <table:table-cell table:style-name="Tablo1.A1" table:number-columns-spanned="0" office:value-type="string">
            <text:p text:style-name="P1">İ5- 12 gb ram 6.nesil intel core işlemci</text:p>
          </table:table-cell>
        </table:table-row>
        <table:table-row table:style-name="Tablo1.1">
          <table:table-cell table:style-name="Tablo1.A1" office:value-type="string">
            <text:p text:style-name="P1">9</text:p>
          </table:table-cell>
          <table:table-cell table:style-name="Tablo1.A1" table:number-columns-spanned="2" office:value-type="string">
            <text:p text:style-name="P1"><text:span text:style-name="T1">İşletim sistemi</text:span></text:p>
          </table:table-cell>
          <table:covered-table-cell/>
          <table:table-cell table:style-name="Tablo1.A1" office:value-type="string">
            <text:p text:style-name="P1"><text:span text:style-name="T2">windows 10</text:span></text:p>
          </table:table-cell>
          <table:table-cell table:style-name="Tablo1.A1" table:number-columns-spanned="0" office:value-type="string">
            <text:p text:style-name="P1">Windows 10</text:p>
          </table:table-cell>
        </table:table-row>
        <table:table-row table:style-name="Tablo1.1">
          <table:table-cell table:style-name="Tablo1.A1" office:value-type="string">
            <text:p text:style-name="P1">10</text:p>
          </table:table-cell>
          <table:table-cell table:style-name="Tablo1.A1" table:number-columns-spanned="2" office:value-type="string">
            <text:p text:style-name="P1"><text:span text:style-name="T1">2. ekran</text:span></text:p>
          </table:table-cell>
          <table:covered-table-cell/>
          <table:table-cell table:style-name="Tablo1.A1" office:value-type="string">
            <text:p text:style-name="P1"><text:span text:style-name="T2">Var</text:span></text:p>
          </table:table-cell>
          <table:table-cell table:style-name="Tablo1.A1" table:number-columns-spanned="0" office:value-type="string">
            <text:p text:style-name="P1">Var</text:p>
          </table:table-cell>
        </table:table-row>
        <table:table-row table:style-name="Tablo1.1">
          <table:table-cell table:style-name="Tablo1.A1" office:value-type="string">
            <text:p text:style-name="P1">11</text:p>
          </table:table-cell>
          <table:table-cell table:style-name="Tablo1.A1" table:number-columns-spanned="2" office:value-type="string">
            <text:p text:style-name="P1"><text:span text:style-name="T1">Flipgrid-1</text:span></text:p>
          </table:table-cell>
          <table:covered-table-cell/>
          <table:table-cell table:style-name="Tablo1.A1" office:value-type="string">
            <text:p text:style-name="P1"><text:span text:style-name="T2">+</text:span></text:p>
          </table:table-cell>
          <table:table-cell table:style-name="Tablo1.A1" table:number-columns-spanned="0" office:value-type="string">
            <text:p text:style-name="P1">+</text:p>
          </table:table-cell>
        </table:table-row>
        <table:table-row table:style-name="Tablo1.1">
          <table:table-cell table:style-name="Tablo1.A1" office:value-type="string">
            <text:p text:style-name="P1">12</text:p>
          </table:table-cell>
          <table:table-cell table:style-name="Tablo1.A1" table:number-columns-spanned="2" office:value-type="string">
            <text:p text:style-name="P1"><text:span text:style-name="T1">Flipgrid-2</text:span></text:p>
          </table:table-cell>
          <table:covered-table-cell/>
          <table:table-cell table:style-name="Tablo1.A1" office:value-type="string">
            <text:p text:style-name="P1"><text:span text:style-name="T2">+</text:span></text:p>
          </table:table-cell>
          <table:table-cell table:style-name="Tablo1.A1" table:number-columns-spanned="0" office:value-type="string">
            <text:p text:style-name="P1">+</text:p>
          </table:table-cell>
        </table:table-row>
        <table:table-row table:style-name="Tablo1.1">
          <table:table-cell table:style-name="Tablo1.A1" office:value-type="string">
            <text:p text:style-name="P1">13</text:p>
          </table:table-cell>
          <table:table-cell table:style-name="Tablo1.A1" table:number-columns-spanned="2" office:value-type="string">
            <text:p text:style-name="P1"><text:span text:style-name="T1">Flipgrid-3</text:span></text:p>
          </table:table-cell>
          <table:covered-table-cell/>
          <table:table-cell table:style-name="Tablo1.A1" office:value-type="string">
            <text:p text:style-name="P1"><text:span text:style-name="T2">-</text:span></text:p>
          </table:table-cell>
          <table:table-cell table:style-name="Tablo1.A1" table:number-columns-spanned="0" office:value-type="string">
            <text:p text:style-name="P1">+</text:p>
          </table:table-cell>
        </table:table-row>
        <table:table-row table:style-name="Tablo1.1">
          <table:table-cell table:style-name="Tablo1.A1" office:value-type="string">
            <text:p text:style-name="P1">14</text:p>
          </table:table-cell>
          <table:table-cell table:style-name="Tablo1.A1" table:number-columns-spanned="2" office:value-type="string">
            <text:p text:style-name="P1"><text:span text:style-name="T1">Flipgrid-4</text:span></text:p>
          </table:table-cell>
          <table:covered-table-cell/>
          <table:table-cell table:style-name="Tablo1.A1" office:value-type="string">
            <text:p text:style-name="P1"><text:span text:style-name="T2">-</text:span></text:p>
          </table:table-cell>
          <table:table-cell table:style-name="Tablo1.A1" table:number-columns-spanned="0" office:value-type="string">
            <text:p text:style-name="P1"/>
          </table:table-cell>
        </table:table-row>
        <table:table-row table:style-name="Tablo1.1">
          <table:table-cell table:style-name="Tablo1.A1" office:value-type="string">
            <text:p text:style-name="P1">15</text:p>
          </table:table-cell>
          <table:table-cell table:style-name="Tablo1.A1" table:number-columns-spanned="2" office:value-type="string">
            <text:p text:style-name="P1"><text:span text:style-name="T1">Flipgrid-5</text:span></text:p>
          </table:table-cell>
          <table:covered-table-cell/>
          <table:table-cell table:style-name="Tablo1.A1" office:value-type="string">
            <text:p text:style-name="P1"><text:span text:style-name="T2">+</text:span></text:p>
          </table:table-cell>
          <table:table-cell table:style-name="Tablo1.A1" table:number-columns-spanned="0" office:value-type="string">
            <text:p text:style-name="P1"/>
          </table:table-cell>
        </table:table-row>
        <table:table-row table:style-name="Tablo1.1">
          <table:table-cell table:style-name="Tablo1.A1" office:value-type="string">
            <text:p text:style-name="P1">16</text:p>
          </table:table-cell>
          <table:table-cell table:style-name="Tablo1.A1" table:number-columns-spanned="2" office:value-type="string">
            <text:p text:style-name="P1"><text:span text:style-name="T1">Flipgrid-6</text:span></text:p>
          </table:table-cell>
          <table:covered-table-cell/>
          <table:table-cell table:style-name="Tablo1.A1" office:value-type="string">
            <text:p text:style-name="P1"><text:span text:style-name="T2">-</text:span></text:p>
          </table:table-cell>
          <table:table-cell table:style-name="Tablo1.A1" table:number-columns-spanned="0" office:value-type="string">
            <text:p text:style-name="P1"/>
          </table:table-cell>
        </table:table-row>
        <table:table-row table:style-name="Tablo1.1">
          <table:table-cell table:style-name="Tablo1.A1" office:value-type="string">
            <text:p text:style-name="P1">17</text:p>
          </table:table-cell>
          <table:table-cell table:style-name="Tablo1.A1" table:number-columns-spanned="2" office:value-type="string">
            <text:p text:style-name="P1"><text:span text:style-name="T1">Scratch assignmentlar</text:span></text:p>
          </table:table-cell>
          <table:covered-table-cell/>
          <table:table-cell table:style-name="Tablo1.A1" office:value-type="string">
            <text:p text:style-name="P1"><text:span text:style-name="T2">İlk üçünü yaptım, diğerlerini henüz yapamadım</text:span></text:p>
          </table:table-cell>
          <table:table-cell table:style-name="Tablo1.A1" table:number-columns-spanned="0" office:value-type="string">
            <text:p text:style-name="P1"><text:span text:style-name="T2">İlk dördünü yaptım, diğerlerini henüz yapamadım</text:span></text:p>
          </table:table-cell>
        </table:table-row>
        <table:table-row table:style-name="Tablo1.1">
          <table:table-cell table:style-name="Tablo1.A1" office:value-type="string">
            <text:p text:style-name="P1">18</text:p>
          </table:table-cell>
          <table:table-cell table:style-name="Tablo1.A1" table:number-columns-spanned="2" office:value-type="string">
            <text:p text:style-name="P1"><text:span text:style-name="T1">Kurs hakkındaki görüşleri</text:span></text:p>
          </table:table-cell>
          <table:covered-table-cell/>
          <table:table-cell table:style-name="Tablo1.A1" office:value-type="string">
            <text:p text:style-name="P1"><text:span text:style-name="T2">Gayet iyi/başarılı/</text:span></text:p>
            <text:p text:style-name="P1"><text:span text:style-name="T2">başarısız/beğenmedim</text:span></text:p>
          </table:table-cell>
          <table:table-cell table:style-name="Tablo1.A1" table:number-columns-spanned="0" office:value-type="string">
            <text:p text:style-name="P1">Gayet iyiden de iyi.</text:p>
          </table:table-cell>
        </table:table-row>
        <table:table-row table:style-name="Tablo1.1">
          <table:table-cell table:style-name="Tablo1.A1" office:value-type="string">
            <text:p text:style-name="P1">19</text:p>
          </table:table-cell>
          <table:table-cell table:style-name="Tablo1.A1" table:number-columns-spanned="2" office:value-type="string">
            <text:p text:style-name="P1"><text:span text:style-name="T1">Kurstan beklentileri</text:span></text:p>
          </table:table-cell>
          <table:covered-table-cell/>
          <table:table-cell table:style-name="Tablo1.A1" office:value-type="string">
            <text:p text:style-name="P1"><text:span text:style-name="T2">İyi bir yazılımcı olmak</text:span></text:p>
            <text:p text:style-name="P1"><text:span text:style-name="T2">İstiyorum/</text:span></text:p>
            <text:p text:style-name="P1"><text:span text:style-name="T2">İyi bir işe girmek istiyorum/</text:span></text:p>
            <text:p text:style-name="P1"><text:span text:style-name="T2">Ailemi geçindirecek bir</text:span></text:p>
            <text:p text:style-name="P1"><text:span text:style-name="T2">İş istiyorum…</text:span></text:p>
          </table:table-cell>
          <table:table-cell table:style-name="Tablo1.A1" table:number-columns-spanned="0" office:value-type="string">
            <text:p text:style-name="P1">İyi bir insan olmak ve dahi İnşallah son nefese kadar da iyi insanlarla birlikte olmak istiyorum. Sosyal/iş çevremde de başarabilir de <text:s/>iyi bir insan olabilirsem örnek olabileceğim bir hayat sürmek istiyorum. Bu amaç doğrultusunda geleceği/teknolojiyi/gelişmeleri ıskalamadan ilgi duyduğum IT alanında bir rolüm/bilgim olsun istiyorum.</text:p>
          </table:table-cell>
        </table:table-row>
        <table:table-row table:style-name="Tablo1.1">
          <table:table-cell table:style-name="Tablo1.A1" office:value-type="string">
            <text:p text:style-name="P1">20</text:p>
          </table:table-cell>
          <table:table-cell table:style-name="Tablo1.A1" table:number-columns-spanned="2" office:value-type="string">
            <text:p text:style-name="P1"><text:span text:style-name="T1">Gelecek hedefleri</text:span></text:p>
          </table:table-cell>
          <table:covered-table-cell/>
          <table:table-cell table:style-name="Tablo1.A1" office:value-type="string">
            <text:p text:style-name="P1"><text:span text:style-name="T2">Google’da çalışmayı</text:span></text:p>
            <text:p text:style-name="P1"><text:span text:style-name="T2">hedefliyorum</text:span></text:p>
          </table:table-cell>
          <table:table-cell table:style-name="Tablo1.A1" table:number-columns-spanned="0" office:value-type="string">
            <text:p text:style-name="P1">Barış Manço Ahmet Bey'in ceketi fonunda “ya nasip” diyorum. Çalışmaya devam, yolun kaderi neyse orası..</text:p>
          </table:table-cell>
        </table:table-row>
        <table:table-row table:style-name="Tablo1.1">
          <table:table-cell table:style-name="Tablo1.A1" office:value-type="string">
            <text:p text:style-name="P1">21</text:p>
          </table:table-cell>
          <table:table-cell table:style-name="Tablo1.A1" table:number-columns-spanned="2" office:value-type="string">
            <text:p text:style-name="P1"><text:span text:style-name="T1">Özel durumlar</text:span></text:p>
          </table:table-cell>
          <table:covered-table-cell/>
          <table:table-cell table:style-name="Tablo1.A1" office:value-type="string">
            <text:p text:style-name="P1"><text:span text:style-name="T2">Ailevi, maddi, manevi her türlü sorununuzu </text:span><text:soft-page-break/><text:span text:style-name="T2">yazabilirsiniz</text:span></text:p>
          </table:table-cell>
          <table:table-cell table:style-name="Tablo1.A1" table:number-columns-spanned="0" office:value-type="string">
            <text:p text:style-name="P1">Hamdolsun, Alllah dertlileri en kısa zamanda ferahlıklara kavuştursun.</text:p>
          </table:table-cell>
        </table:table-row>
      </table:table>
      <text:p text:style-name="Standard"/>
      <text:p text:style-name="Standard">NOT : Bu bilgi formu sadece grup mentörü tarafından görülecekt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tr" fo:country="T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tr" fo:country="T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Title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SUNG</meta:initial-creator>
    <dc:creator>Azra </dc:creator>
    <meta:editing-cycles>3</meta:editing-cycles>
    <meta:creation-date>2020-06-03T15:21:00</meta:creation-date>
    <dc:date>2020-06-03T20:55:08.10</dc:date>
    <meta:editing-duration>PT19S</meta:editing-duration>
    <meta:generator>OpenOffice/4.1.7$Win32 OpenOffice.org_project/417m1$Build-9800</meta:generator>
    <meta:document-statistic meta:table-count="1" meta:image-count="0" meta:object-count="0" meta:page-count="2" meta:paragraph-count="92" meta:word-count="254" meta:character-count="173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